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4" style:family="table-row">
      <style:table-row-properties fo:keep-together="auto"/>
    </style:style>
    <style:style style:name="Tabla7.5" style:family="table-row">
      <style:table-row-properties style:min-row-height="0.848cm" fo:keep-together="auto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8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style:font-style-complex="italic"/>
    </style:style>
    <style:style style:name="P13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4" style:family="paragraph" style:parent-style-name="Standard" style:master-page-name="Standard">
      <style:paragraph-properties style:page-number="auto" style:snap-to-layout-grid="false"/>
    </style:style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UC_5f_Alternativa_20_2" style:list-style-name="WW8Num8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/>
    </style:style>
    <style:style style:name="P17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UC_5f_NormalAzul_20_Car"><text:span text:style-name="T5">Modificar rol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4">Nombre del Caso de Uso: </text:span><text:span text:style-name="UC_5f_NormalAzul_20_Car"><text:span text:style-name="T3">Modificar rol</text:span></text:span></text:p>
          </table:table-cell>
          <table:table-cell table:style-name="Tabla6.B1" office:value-type="string">
            <text:p text:style-name="P3"><text:span text:style-name="T1">Nro. de Caso de Uso:</text:span> CU 23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4">Objetivo:</text:span><text:span text:style-name="T3"> P</text:span><text:span text:style-name="UC_5f_NormalAzul_20_Car"><text:span text:style-name="T3">ermitir al usuario modificar los roles existentes.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5">Pre-Condiciones:</text:p>
            <text:list xml:id="list2209524132" text:style-name="L1">
              <text:list-item>
                <text:p text:style-name="P15"><text:span text:style-name="UC_5f_NormalAzul_20_Car"><text:span text:style-name="T3">El usuario tiene que estar registrado en el sistema.</text:span></text:span></text:p>
              </text:list-item>
              <text:list-item>
                <text:p text:style-name="P15"><text:span text:style-name="UC_5f_NormalAzul_20_Car"><text:span text:style-name="T3">El usuario debe iniciar sesión en el sistema.</text:span></text:span></text:p>
              </text:list-item>
              <text:list-item>
                <text:p text:style-name="P15"><text:span text:style-name="UC_5f_NormalAzul_20_Car"><text:span text:style-name="T2">El usuario debe ser administrador con los permisos para editar los roles.</text:span></text:span></text:p>
              </text:list-item>
              <text:list-item>
                <text:p text:style-name="P15"><text:span text:style-name="UC_5f_NormalAzul_20_Car"><text:span text:style-name="T2">El rol debe existir.</text:span></text:span></text:p>
              </text:list-item>
            </text:list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4">Post-Condiciones:</text:span><text:span text:style-name="T3"> </text:span><text:span text:style-name="UC_5f_NormalAzul_20_Car"><text:span text:style-name="T3">Se modifica uno o más datos <text:s/>asociados a un rol y se registra los cambios en la base de datos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6">Diagrama de caso de uso del módulo de administración. </text:span></text:span></text:p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Usuario</text:p>
          </table:table-cell>
          <table:table-cell table:style-name="Tabla7.A1" office:value-type="string">
            <text:p text:style-name="P5">Sistema</text:p>
          </table:table-cell>
        </table:table-row>
        <table:table-row table:style-name="Tabla7.1">
          <table:table-cell table:style-name="Tabla7.A3" office:value-type="string">
            <text:p text:style-name="P6">1. El usuario selecciona la opción administración rol.</text:p>
          </table:table-cell>
          <table:table-cell table:style-name="Tabla7.B3" office:value-type="string">
            <text:p text:style-name="P6">2. Verifica que el usuario tenga los permisos relacionados con la administración de rol.</text:p>
          </table:table-cell>
        </table:table-row>
        <table:table-row table:style-name="Tabla7.4">
          <table:table-cell table:style-name="Tabla7.A2" office:value-type="string">
            <text:p text:style-name="P6"/>
          </table:table-cell>
          <table:table-cell table:style-name="Tabla7.A1" office:value-type="string">
            <text:p text:style-name="P9">3. El sistema despliega una lista de roles existentes.</text:p>
          </table:table-cell>
        </table:table-row>
        <table:table-row table:style-name="Tabla7.5">
          <table:table-cell table:style-name="Tabla7.A2" office:value-type="string">
            <text:p text:style-name="P10">4. El usuario selecciona una fila de la lista de roles visualizados.</text:p>
          </table:table-cell>
          <table:table-cell table:style-name="Tabla7.A1" office:value-type="string">
            <text:p text:style-name="P3"/>
          </table:table-cell>
        </table:table-row>
        <table:table-row table:style-name="Tabla7.5">
          <table:table-cell table:style-name="Tabla7.A3" office:value-type="string">
            <text:p text:style-name="P10">5. <text:span text:style-name="T7">El usuario selecciona la opción modificar.</text:span></text:p>
          </table:table-cell>
          <table:table-cell table:style-name="Tabla7.B3" office:value-type="string">
            <text:p text:style-name="P3">6. El sistema muestra una ventana con los campos del rol seleccionado que son: código, descripción, y los permisos asociados.</text:p>
          </table:table-cell>
        </table:table-row>
        <table:table-row table:style-name="Tabla7.5">
          <table:table-cell table:style-name="Tabla7.A3" office:value-type="string">
            <text:p text:style-name="P10">7. El usuario modifica los campos habilitados que son: descripción y asignar o desasignar permisos, no así el código.</text:p>
          </table:table-cell>
          <table:table-cell table:style-name="Tabla7.B3" office:value-type="string">
            <text:p text:style-name="P3"/>
          </table:table-cell>
        </table:table-row>
        <table:table-row table:style-name="Tabla7.5">
          <table:table-cell table:style-name="Tabla7.A3" office:value-type="string">
            <text:p text:style-name="P10">8. El usuario presiona el botón guardar.</text:p>
          </table:table-cell>
          <table:table-cell table:style-name="Tabla7.B3" office:value-type="string">
            <text:p text:style-name="P3">9. El sistema verifica los datos ingresados.</text:p>
          </table:table-cell>
        </table:table-row>
        <table:table-row table:style-name="Tabla7.5">
          <table:table-cell table:style-name="Tabla7.A3" office:value-type="string">
            <text:p text:style-name="P10"/>
          </table:table-cell>
          <table:table-cell table:style-name="Tabla7.B3" office:value-type="string">
            <text:p text:style-name="P3">10. El sistema guarda los cambios realizados.</text:p>
          </table:table-cell>
        </table:table-row>
      </table:table>
      <text:p text:style-name="P7"/>
      <text:p text:style-name="P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ALTERNATIVAS (Camino exitoso)</text:p>
          </table:table-cell>
        </table:table-row>
        <table:table-row table:style-name="Tabla8.1">
          <table:table-cell table:style-name="Tabla8.A1" office:value-type="string">
            <text:list xml:id="list1868829064" text:style-name="WW8Num8">
              <text:list-item>
                <text:p text:style-name="P16">Cancelar</text:p>
              </text:list-item>
            </text:list>
            <text:p text:style-name="P12">En el paso 8 el camino exitoso, si el usuario al presionar el botón cancelar en lugar de guardar, en el paso 10 el sistema no guardara los cambios del rol</text:p>
            <text:list xml:id="list593546299" text:continue-numbering="true" text:style-name="WW8Num8">
              <text:list-item>
                <text:p text:style-name="P16">Buscar recurso</text:p>
              </text:list-item>
            </text:list>
            <text:p text:style-name="P12">En el paso 4, el usuario puede recurrir a la búsqueda de un usuario mediante un patrón, y luego de seleccionar continua con el paso 6.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>EXCEPCIONES</text:p>
          </table:table-cell>
        </table:table-row>
        <table:table-row table:style-name="Tabla9.1">
          <table:table-cell table:style-name="Tabla9.A1" office:value-type="string">
            <text:p text:style-name="P8">E1. Campos obligatorios</text:p>
            <text:p text:style-name="P13">En el paso 9 el camino exitoso, si el usuario no llena la descripción y no asigna permisos, el sistema mostrara un mensaje indicando que debe rellenarse los campos necesariamente, y vuelve al paso 5.</text:p>
            <text:p text:style-name="P8"><text:soft-page-break/>E2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Asociaciones de Extensión: </text:p>
          </table:table-cell>
        </table:table-row>
        <table:table-row table:style-name="Tabla10.2">
          <table:table-cell table:style-name="Tabla10.A1" office:value-type="string">
            <text:p text:style-name="P3">Asociaciones de Inclusión: Verificar datos del permiso, Asignar permiso, Desasignar permiso.</text:p>
          </table:table-cell>
        </table:table-row>
        <table:table-row table:style-name="Tabla10.1">
          <table:table-cell table:style-name="Tabla10.A1" office:value-type="string">
            <text:p text:style-name="P3">Casos de Uso donde se incluye: Ninguno.</text:p>
          </table:table-cell>
        </table:table-row>
        <table:table-row table:style-name="Tabla10.1">
          <table:table-cell table:style-name="Tabla10.A1" office:value-type="string">
            <text:p text:style-name="P3">Casos de Uso al que extiende: Administrar rol, Consultar rol.</text:p>
          </table:table-cell>
        </table:table-row>
        <table:table-row table:style-name="Tabla10.1">
          <table:table-cell table:style-name="Tabla10.A1" office:value-type="string">
            <text:p text:style-name="P3">Caso de Uso de Generalización: Ninguno.</text:p>
          </table:table-cell>
        </table:table-row>
        <table:table-row table:style-name="Tabla10.1">
          <table:table-cell table:style-name="Tabla10.A6" office:value-type="string">
            <text:p text:style-name="P3">Requerimientos Funcionales Asociados: <text:s/>RF81 al RF9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6:53</meta:creation-date>
    <dc:date>2013-03-22T23:12:18</dc:date>
    <dc:creator>elena </dc:creator>
    <meta:editing-duration>PT3M1S</meta:editing-duration>
    <meta:editing-cycles>8</meta:editing-cycles>
    <meta:generator>LibreOffice/3.5$Linux_x86 LibreOffice_project/350m1$Build-2</meta:generator>
    <meta:document-statistic meta:table-count="5" meta:image-count="0" meta:object-count="0" meta:page-count="2" meta:paragraph-count="42" meta:word-count="400" meta:character-count="2424" meta:non-whitespace-character-count="2067"/>
  </office:meta>
</office:document-meta>
</file>